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9000002532A5C7EA5.png" manifest:media-type="image/png"/>
  <manifest:file-entry manifest:full-path="Pictures/1000662200016AAA0001006BE6566BF1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65cm" fo:min-width="3.8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cm" fo:min-width="3.35cm" loext:decorative="false"/>
      <style:paragraph-properties style:writing-mode="lr-tb"/>
    </style:style>
    <style:style style:name="gr3" style:family="graphic" style:parent-style-name="standard">
      <style:graphic-properties draw:fill="solid" draw:fill-color="#a1467e" draw:textarea-horizontal-align="justify" draw:textarea-vertical-align="middle" draw:auto-grow-height="false" fo:min-height="4.65cm" fo:min-width="4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8cm" fo:min-width="4.576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4cm" fo:min-width="3.876cm" loext:decorative="false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2.733cm" fo:min-width="2cm" fo:wrap-option="wrap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2.45cm" fo:min-width="3.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1467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cm" svg:height="4.9cm" svg:x="1.9cm" svg:y="1.6cm">
          <text:p text:style-name="P1">IntelMQ<text:line-break/>Communit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5cm" svg:x="6.5cm" svg:y="3.3cm">
          <text:p text:style-name="P1">Ide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4.4cm" svg:height="1.5cm" svg:x="6.501cm" svg:y="1.601cm">
          <text:p text:style-name="P1">Proposal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4.4cm" svg:height="1.5cm" svg:x="6.501cm" svg:y="5.001cm">
          <text:p text:style-name="P1">Use-Case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5cm" svg:height="4.9cm" svg:x="11.1cm" svg:y="1.6cm">
          <text:p text:style-name="P1"><text:span text:style-name="T1">I</text:span>ntelMQ <text:span text:style-name="T1">E</text:span>nhancement</text:p>
          <text:p text:style-name="P1"><text:span text:style-name="T1">P</text:span>roposal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032cm" svg:height="4.265cm" svg:x="0.568cm" svg:y="7.9cm">
          <draw:image xlink:href="Pictures/1000662200016AAA0001006BE6566BF1.svg" xlink:type="simple" xlink:show="embed" xlink:actuate="onLoad" draw:mime-type="image/svg+xml">
            <text:p/>
          </draw:image>
          <draw:image xlink:href="Pictures/1000000100000349000002532A5C7EA5.png" xlink:type="simple" xlink:show="embed" xlink:actuate="onLoad" draw:mime-type="image/png"/>
        </draw:frame>
        <draw:custom-shape draw:style-name="gr5" draw:text-style-name="P1" draw:layer="layout" svg:width="5.8cm" svg:height="2.1cm" svg:x="5.5cm" svg:y="8.8cm">
          <text:p text:style-name="P1">Implementation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5cm" svg:height="3.299cm" svg:x="11.5cm" svg:y="8.201cm">
          <text:p text:style-name="P1">Decision by</text:p>
          <text:p text:style-name="P1">Community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5cm" svg:height="2.983cm" draw:transform="rotate (1.5707963267949) translate (17cm 4.4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8" draw:text-style-name="P1" draw:layer="layout" svg:width="4.4cm" svg:height="2.7cm" svg:x="16.8cm" svg:y="5.2cm">
          <text:p text:style-name="P1">Community</text:p>
          <text:p text:style-name="P1">Discuss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cm" svg:height="2.983cm" draw:transform="rotate (-3.14159265358979) translate (19.5cm 10.99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bastian Wagner</meta:initial-creator>
    <meta:creation-date>2025-05-04T14:10:01.932793397</meta:creation-date>
    <dc:date>2025-05-04T14:20:08.308228759</dc:date>
    <dc:creator>Sebastian Wagner</dc:creator>
    <meta:editing-duration>PT10M8S</meta:editing-duration>
    <meta:editing-cycles>1</meta:editing-cycles>
    <meta:document-statistic meta:object-count="11"/>
    <meta:generator>LibreOffice/25.2.2.2$Linux_X86_64 LibreOffice_project/520$Build-2</meta:generator>
  </office:meta>
</office:document-meta>
</file>